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SYSTEM</text:p>
          </table:table-cell>
          <table:table-cell table:style-name="ce18" office:value-type="string" calcext:value-type="string">
            <text:p>Temperature zone data by main star:</text:p>
            <text:p>* Mineral melting line: &lt; 0.012 AU</text:p>
            <text:p>* Hot zone   :   0.012 ... 0.032 AU</text:p>
            <text:p>* Warm zone  :   0.032 ... 0.111 AU</text:p>
            <text:p>* Temp. zone :   0.111 ... 0.157 AU</text:p>
            <text:p>* Cold zone  :   0.157 ... 0.45 AU</text:p>
            <text:p>* Frost line : &gt; 0.45 AU</text:p>
          </table:table-cell>
          <table:table-cell table:style-name="ce18" office:value-type="string" calcext:value-type="string">
            <text:p>Дані температурного зонування відносно основної зірки:</text:p>
            <text:p>* Межа плавлення мінералів: &lt; 0.012 а.о.</text:p>
            <text:p>* Гаряча зона  :   0.012 ... 0.032 а.о.</text:p>
            <text:p>* Тепла зона   :   0.032 ... 0.111 а.о.</text:p>
            <text:p>* Помірна зона :   0.111 ... 0.157 а.о.</text:p>
            <text:p>* Холодна зона :   0.157 ... 0.239 а.о.</text:p>
            <text:p>* Межа кригоутворення : &gt; 0.4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</text:p>
          </table:table-cell>
          <table:table-cell table:style-name="ce18" office:value-type="string" calcext:value-type="string">
            <text:p>Absolute units:</text:p>
            <text:p>* Size: 6.63e+08 m</text:p>
            <text:p>* Mass: 7.34e+29 kg</text:p>
            <text:p>* Temperature: 3333 K</text:p>
            <text:p>* Luminosity: 9.67e+24 W</text:p>
            <text:p/>
            <text:p>Sun-relative units:</text:p>
            <text:p>* Size: 0.477 D</text:p>
            <text:p>* Mass: 0.369 M</text:p>
            <text:p>* Temperature: 0.58 T</text:p>
            <text:p>* Luminosity: 0.025 L</text:p>
            <text:p/>
            <text:p>Spectral data:</text:p>
            <text:p>* Type: M2</text:p>
            <text:p>* Peak wavelength: 869.0 nm</text:p>
            <text:p>* Peak wavelength type: near IR</text:p>
          </table:table-cell>
          <table:table-cell table:style-name="ce18" office:value-type="string" calcext:value-type="string">
            <text:p>Абсолютні величини:</text:p>
            <text:p>* Розмір: 6.63e+08 м</text:p>
            <text:p>* Маса: 7.34e+29 кг</text:p>
            <text:p>* Температура: 3333 К</text:p>
            <text:p>* Світність: 9.67e+24 Вт</text:p>
            <text:p/>
            <text:p>Величини відносно Сонця:</text:p>
            <text:p>* Розмір: 0.477 D</text:p>
            <text:p>* Маса: 0.369 M</text:p>
            <text:p>* Температура: 0.58 T</text:p>
            <text:p>* Світність: 0.025 L</text:p>
            <text:p/>
            <text:p>Спектральні дані:</text:p>
            <text:p>* Тип: M2</text:p>
            <text:p>* Пікова довжина хвилі: 869.0 нм</text:p>
            <text:p>* Тип пікового випромінювання: near IR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SYSTEM</text:p>
          </table:table-cell>
          <table:table-cell table:style-name="ce19" office:value-type="string" calcext:value-type="string">
            <text:p>Viakata system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</text:p>
          </table:table-cell>
          <table:table-cell table:style-name="ce19" office:value-type="string" calcext:value-type="string">
            <text:p>Viakata A star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PLANET_0</text:p>
          </table:table-cell>
          <table:table-cell table:style-name="ce19" office:value-type="string" calcext:value-type="string">
            <text:p>Viakata a planet</text:p>
          </table:table-cell>
          <table:table-cell table:style-name="ce19" office:value-type="string" calcext:value-type="string">
            <text:p>Планет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PLANET_0</text:p>
          </table:table-cell>
          <table:table-cell table:style-name="ce18" office:value-type="string" calcext:value-type="string">
            <text:p>Planet type: very hot sub dwarf</text:p>
            <text:p/>
            <text:p>Absolute units:</text:p>
            <text:p>* Size: 6.06e+05 m</text:p>
            <text:p>* Mass: 1.13e+20 kg</text:p>
            <text:p>* Temperature: 957.28 K</text:p>
            <text:p>* Orbit semi-major axis: 4.02e+09 m</text:p>
            <text:p/>
            <text:p>Earth-relative units:</text:p>
            <text:p>* Size: 0.048 D</text:p>
            <text:p>* Mass: 2e-05 M</text:p>
            <text:p>* Temperature: 684.13 C</text:p>
            <text:p>* Orbit semi-major axis: 0.027 AU</text:p>
          </table:table-cell>
          <table:table-cell table:style-name="ce18" office:value-type="string" calcext:value-type="string">
            <text:p>Тип планети: very hot sub dwarf</text:p>
            <text:p/>
            <text:p>Абсолютні величини:</text:p>
            <text:p>* Розмір: 6.06e+05 м</text:p>
            <text:p>* Маса: 1.13e+20 кг</text:p>
            <text:p>* Температура: 957.28 К</text:p>
            <text:p>* Велика піввісь орбіти: 4.02e+09 м</text:p>
            <text:p/>
            <text:p>Величини відносно Землі:</text:p>
            <text:p>* Розмір: 0.048 D</text:p>
            <text:p>* Маса: 2e-05 M</text:p>
            <text:p>* Температура: 684.13 C</text:p>
            <text:p>* Велика піввісь орбіти: 0.02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0" table:display-filter-buttons="true">
          <table:filter>
            <table:filter-and>
              <table:filter-condition table:value="DESC_STAR_4" table:operator="=" table:field-number="0">
                <table:filter-set-item table:value="DESC_STAR_4"/>
                <table:filter-set-item table:value="DESC_STAR_4_SYSTEM"/>
                <table:filter-set-item table:value="NAME_STAR_4"/>
                <table:filter-set-item table:value="NAME_STAR_4_SYSTEM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0" number:min-decimal-places="0" number:min-integer-digits="4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00:00:39.006728681</dc:date>
    <meta:editing-duration>P2DT2H32M53S</meta:editing-duration>
    <meta:editing-cycles>81</meta:editing-cycles>
    <meta:generator>LibreOffice/7.4.5.1$Linux_X86_64 LibreOffice_project/9c0871452b3918c1019dde9bfac75448afc4b57f</meta:generator>
    <meta:document-statistic meta:table-count="1" meta:cell-count="202" meta:object-count="0"/>
  </office:meta>
</office:document-meta>
</file>